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P12" style:family="paragraph" style:parent-style-name="Text_20_body" style:list-style-name="L4">
      <style:paragraph-properties fo:margin-top="0cm" fo:margin-bottom="0cm" loext:contextual-spacing="false"/>
    </style:style>
    <style:style style:name="P13" style:family="paragraph" style:parent-style-name="Text_20_body" style:list-style-name="L5">
      <style:paragraph-properties fo:margin-top="0cm" fo:margin-bottom="0cm" loext:contextual-spacing="false"/>
    </style:style>
    <style:style style:name="P14" style:family="paragraph" style:parent-style-name="Text_20_body" style:list-style-name="L6">
      <style:paragraph-properties fo:margin-top="0cm" fo:margin-bottom="0cm" loext:contextual-spacing="false"/>
    </style:style>
    <style:style style:name="P15" style:family="paragraph" style:parent-style-name="Text_20_body" style:list-style-name="L7">
      <style:paragraph-properties fo:margin-top="0cm" fo:margin-bottom="0cm" loext:contextual-spacing="false"/>
    </style:style>
    <style:style style:name="P16" style:family="paragraph" style:parent-style-name="Text_20_body" style:list-style-name="L8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Master the Basics</text:span></text:h>
      <text:list xml:id="list1196119047" text:style-name="L1">
        <text:list-item>
          <text:p text:style-name="P9"><text:span text:style-name="Strong_20_Emphasis">Understand LLMs</text:span>: Learn how Large Language Models (LLMs) work, focusing on models like GPT-3 and GPT-4.</text:p>
        </text:list-item>
        <text:list-item>
          <text:p text:style-name="P9"><text:span text:style-name="Strong_20_Emphasis">Explore Langchain Fundamentals</text:span>: Get comfortable with Langchain's core concepts such as chains, prompts, memory, and agents.</text:p>
        </text:list-item>
        <text:list-item>
          <text:p text:style-name="P1"><text:span text:style-name="Strong_20_Emphasis">Hands-on Practice</text:span>: Build basic chains using Langchain to solve simple problems, like summarizing text or answering questions.</text:p>
        </text:list-item>
      </text:list>
      <text:h text:style-name="Heading_20_3" text:outline-level="3"><text:span text:style-name="Strong_20_Emphasis">2. Intermediate Level - Building Complex Chains</text:span></text:h>
      <text:list xml:id="list3879965232" text:style-name="L2">
        <text:list-item>
          <text:p text:style-name="P10"><text:span text:style-name="Strong_20_Emphasis">Advanced Chain Combinations</text:span>: Learn to create multi-step and sequential chains that handle more intricate workflows.</text:p>
        </text:list-item>
        <text:list-item>
          <text:p text:style-name="P10"><text:span text:style-name="Strong_20_Emphasis">Work with Agents</text:span>: Understand how to build agents that can dynamically decide the next action based on input and memory.</text:p>
        </text:list-item>
        <text:list-item>
          <text:p text:style-name="P2"><text:span text:style-name="Strong_20_Emphasis">Integrate Tools</text:span>: Explore integrating Langchain with external tools, such as web scraping, APIs, vector databases, or search engines.</text:p>
        </text:list-item>
      </text:list>
      <text:h text:style-name="Heading_20_3" text:outline-level="3"><text:span text:style-name="Strong_20_Emphasis">3. Deep Dive into Langchain Components</text:span></text:h>
      <text:list xml:id="list831070090" text:style-name="L3">
        <text:list-item>
          <text:p text:style-name="P11"><text:span text:style-name="Strong_20_Emphasis">Memory Management</text:span>: Understand different memory modules and how to implement memory in chains to create more context-aware applications.</text:p>
        </text:list-item>
        <text:list-item>
          <text:p text:style-name="P11"><text:span text:style-name="Strong_20_Emphasis">Custom Chains and Prompts</text:span>: Learn to design custom prompts and chains tailored to specific tasks.</text:p>
        </text:list-item>
        <text:list-item>
          <text:p text:style-name="P3"><text:span text:style-name="Strong_20_Emphasis">Explore Langchain's Document Loaders and Vector Stores</text:span>: Study how to create knowledge-based systems by combining Langchain with vector databases like FAISS, Chroma, or Astra DB.</text:p>
        </text:list-item>
      </text:list>
      <text:h text:style-name="Heading_20_3" text:outline-level="3"><text:span text:style-name="Strong_20_Emphasis">4. Work on Real-world Projects</text:span></text:h>
      <text:list xml:id="list1014341116" text:style-name="L4">
        <text:list-item>
          <text:p text:style-name="P12"><text:span text:style-name="Strong_20_Emphasis">Project Implementation</text:span>: Create end-to-end projects like chatbots, document retrieval systems, or knowledge-based applications.</text:p>
        </text:list-item>
        <text:list-item>
          <text:p text:style-name="P12"><text:span text:style-name="Strong_20_Emphasis">Integration with Other Frameworks</text:span>: Explore integrating Langchain with frameworks like Langflow or other data processing tools.</text:p>
        </text:list-item>
        <text:list-item>
          <text:p text:style-name="P4"><text:span text:style-name="Strong_20_Emphasis">Build and Deploy Applications</text:span>: Practice deploying your Langchain projects on cloud platforms or as standalone applications.</text:p>
        </text:list-item>
      </text:list>
      <text:h text:style-name="Heading_20_3" text:outline-level="3"><text:span text:style-name="Strong_20_Emphasis">5. Master the Ecosystem and Community Involvement</text:span></text:h>
      <text:list xml:id="list144675585" text:style-name="L5">
        <text:list-item>
          <text:p text:style-name="P13"><text:span text:style-name="Strong_20_Emphasis">Stay Updated</text:span>: Langchain evolves rapidly, so keep up with the latest changes, releases, and updates by following the GitHub repo and release notes.</text:p>
        </text:list-item>
        <text:list-item>
          <text:p text:style-name="P13"><text:span text:style-name="Strong_20_Emphasis">Contribute to the Community</text:span>: Engage with the Langchain community by contributing to the GitHub repository, answering questions, and sharing your projects.</text:p>
        </text:list-item>
        <text:list-item>
          <text:p text:style-name="P5"><text:span text:style-name="Strong_20_Emphasis">Learn from Others</text:span>: Study advanced projects from other experts, dissect their code, and understand best practices.</text:p>
        </text:list-item>
      </text:list>
      <text:h text:style-name="Heading_20_3" text:outline-level="3"><text:soft-page-break/><text:span text:style-name="Strong_20_Emphasis">6. Master Advanced Topics</text:span></text:h>
      <text:list xml:id="list1253808792" text:style-name="L6">
        <text:list-item>
          <text:p text:style-name="P14"><text:span text:style-name="Strong_20_Emphasis">Fine-Tune LLMs</text:span>: Gain experience in fine-tuning LLMs to fit your specific applications within Langchain.</text:p>
        </text:list-item>
        <text:list-item>
          <text:p text:style-name="P14"><text:span text:style-name="Strong_20_Emphasis">Optimize Performance</text:span>: Learn how to optimize the performance of Langchain applications by reducing latency, cost, and memory usage.</text:p>
        </text:list-item>
        <text:list-item>
          <text:p text:style-name="P6"><text:span text:style-name="Strong_20_Emphasis">Create Custom Agents</text:span>: Develop complex agents capable of handling multi-turn conversations, decision-making, or chaining multiple tasks.</text:p>
        </text:list-item>
      </text:list>
      <text:h text:style-name="Heading_20_3" text:outline-level="3"><text:span text:style-name="Strong_20_Emphasis">7. Build a Portfolio</text:span></text:h>
      <text:list xml:id="list2140108468" text:style-name="L7">
        <text:list-item>
          <text:p text:style-name="P15">Create a portfolio of diverse projects that showcase your expertise in Langchain, from simple chains to complex, multi-agent systems.</text:p>
        </text:list-item>
        <text:list-item>
          <text:p text:style-name="P7">Publish tutorials, blog posts, or videos about your learning journey and insights into Langchain.</text:p>
        </text:list-item>
      </text:list>
      <text:h text:style-name="Heading_20_3" text:outline-level="3"><text:span text:style-name="Strong_20_Emphasis">Resources to Leverage</text:span></text:h>
      <text:list xml:id="list1558806879" text:style-name="L8">
        <text:list-item>
          <text:p text:style-name="P16"><text:span text:style-name="Strong_20_Emphasis">Langchain Documentation</text:span>: Deep dive into the documentation and advanced tutorials.</text:p>
        </text:list-item>
        <text:list-item>
          <text:p text:style-name="P16"><text:span text:style-name="Strong_20_Emphasis">GitHub Projects</text:span>: Explore projects on GitHub to see how others are implementing Langchain.</text:p>
        </text:list-item>
        <text:list-item>
          <text:p text:style-name="P8"><text:span text:style-name="Strong_20_Emphasis">Communities</text:span>: Join Langchain-related communities on Discord, Reddit, and forums to share knowledge and ask question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4T22:04:38.018208025</meta:creation-date>
    <dc:date>2024-09-24T22:21:00.035173079</dc:date>
    <meta:editing-duration>PT6M1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447" meta:character-count="3069" meta:non-whitespace-character-count="2676"/>
  </office:meta>
</office:document-meta>
</file>